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1d8c" officeooo:paragraph-rsid="000c1d8c"/>
    </style:style>
    <style:style style:name="P2" style:family="paragraph" style:parent-style-name="Standard">
      <style:text-properties officeooo:rsid="000d6f4c" officeooo:paragraph-rsid="000d6f4c"/>
    </style:style>
    <style:style style:name="P3" style:family="paragraph" style:parent-style-name="Standard" style:list-style-name="L1">
      <style:text-properties officeooo:rsid="000d6f4c" officeooo:paragraph-rsid="000d6f4c"/>
    </style:style>
    <style:style style:name="P4" style:family="paragraph" style:parent-style-name="Standard">
      <style:text-properties fo:color="#000000" officeooo:rsid="000d6f4c" officeooo:paragraph-rsid="000d6f4c"/>
    </style:style>
    <style:style style:name="P5" style:family="paragraph" style:parent-style-name="Standard" style:list-style-name="L2">
      <style:text-properties fo:color="#000000" officeooo:rsid="000d6f4c" officeooo:paragraph-rsid="000d6f4c"/>
    </style:style>
    <style:style style:name="P6" style:family="paragraph" style:parent-style-name="Standard" style:list-style-name="L2">
      <style:text-properties fo:color="#000000" officeooo:rsid="000eb0bb" officeooo:paragraph-rsid="000eb0bb"/>
    </style:style>
    <style:style style:name="P7" style:family="paragraph" style:parent-style-name="Standard">
      <style:text-properties fo:color="#000000" officeooo:rsid="000eb0bb" officeooo:paragraph-rsid="000eb0bb"/>
    </style:style>
    <style:style style:name="P8" style:family="paragraph" style:parent-style-name="Standard" style:list-style-name="L3">
      <style:text-properties fo:color="#000000" officeooo:rsid="000eb0bb" officeooo:paragraph-rsid="000eb0bb"/>
    </style:style>
    <style:style style:name="P9" style:family="paragraph" style:parent-style-name="Standard">
      <style:text-properties fo:color="#000000" officeooo:rsid="000fdd48" officeooo:paragraph-rsid="000fdd48"/>
    </style:style>
    <style:style style:name="T1" style:family="text">
      <style:text-properties fo:color="#ce181e"/>
    </style:style>
    <style:style style:name="T2" style:family="text">
      <style:text-properties officeooo:rsid="000eb0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report</text:p>
      <text:p text:style-name="P1"/>
      <text:p text:style-name="P1">Basic requirements</text:p>
      <text:p text:style-name="P1"/>
      <text:p text:style-name="P1">The basic rules are fully implemented to detect <text:s/>victory for specified target sizes, will not show victory if rows are too long or short. Players are only able to play in spaces which are not yet occupied. An AI opponent also exists as an option for the player to play against.</text:p>
      <text:p text:style-name="P1"/>
      <text:p text:style-name="P1">Graphics have been implemented to display the the board and inputs are correctly scaled to this board to detect when a piece is played, displaying the correct colour depending on whose turn it is.</text:p>
      <text:p text:style-name="P1"/>
      <text:p text:style-name="P2">Additional requirements</text:p>
      <text:p text:style-name="P2"/>
      <text:p text:style-name="P2">Easy: </text:p>
      <text:list xml:id="list3189616720" text:style-name="L1">
        <text:list-item>
          <text:p text:style-name="P3">command line – players are able to specify board size and target in command line, these will be used to construct the board upon running the game</text:p>
        </text:list-item>
        <text:list-item>
          <text:p text:style-name="P3">undo – the right click will undo the last move made by either player</text:p>
        </text:list-item>
        <text:list-item>
          <text:p text:style-name="P3">Extra rules – <text:span text:style-name="T1">NEEDS TO BE COMPLETED</text:span></text:p>
        </text:list-item>
      </text:list>
      <text:p text:style-name="P4"/>
      <text:p text:style-name="P4">Medium</text:p>
      <text:list xml:id="list2566995130" text:style-name="L2">
        <text:list-item>
          <text:p text:style-name="P5">in game <text:span text:style-name="T2">alterations</text:span> – the board size and target can be dynamically changed during a game using the arrow keys, when a piece is no longer within the board size it is removed. This is possible because of the generic nature of the rules and draw functions as everything is scalable</text:p>
        </text:list-item>
        <text:list-item>
          <text:p text:style-name="P6">save game – see sgf</text:p>
        </text:list-item>
        <text:list-item>
          <text:p text:style-name="P6">time limit and pause – the game has a time limit which will switch players upon reaching zero, the timer can be paused but when a move is player or something is changed it will unpause itself</text:p>
        </text:list-item>
      </text:list>
      <text:p text:style-name="P7"/>
      <text:p text:style-name="P7">Hard</text:p>
      <text:list xml:id="list906232467" text:style-name="L3">
        <text:list-item>
          <text:p text:style-name="P8">SGF – using the s key the game will be saved in the sgf format to a default file, these can be loaded in with a command line argument. The sgf format is saved in order of where the moves are played so it is also possible to undo moves</text:p>
        </text:list-item>
      </text:list>
      <text:p text:style-name="P7"/>
      <text:p text:style-name="P9">Extra – A start menu is used to explain usage and allow game type to be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4:26:14.923581880</meta:creation-date>
    <dc:date>2018-04-19T14:45:45.197155186</dc:date>
    <meta:editing-duration>PT19M32S</meta:editing-duration>
    <meta:editing-cycles>4</meta:editing-cycles>
    <meta:generator>LibreOffice/5.4.6.2$Linux_X86_64 LibreOffice_project/40$Build-2</meta:generator>
    <meta:document-statistic meta:table-count="0" meta:image-count="0" meta:object-count="0" meta:page-count="1" meta:paragraph-count="16" meta:word-count="301" meta:character-count="1599" meta:non-whitespace-character-count="1311"/>
  </office:meta>
</office:document-meta>
</file>